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F000003E822145D44DE82DDAC.png" manifest:media-type="image/png"/>
  <manifest:file-entry manifest:full-path="Pictures/10000201000004CF000003E81E6AA62896F3CBC8.png" manifest:media-type="image/png"/>
  <manifest:file-entry manifest:full-path="Pictures/10000201000004CF000003E8290C3DD6D07614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518" officeooo:paragraph-rsid="000c75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528in, 1.1665in, 0.8047in, 0.5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39in, 1.3484in, 0.9244in, 0.406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52in, 1.152in, 1.2799in, 0.39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382in" svg:height="5.1984in" draw:z-index="0"><draw:image xlink:href="Pictures/10000201000004CF000003E8290C3DD6D0761426.png" xlink:type="simple" xlink:show="embed" xlink:actuate="onLoad"/></draw:frame></text:p>
      <text:p text:style-name="P1"><draw:frame draw:style-name="fr2" draw:name="Image2" text:anchor-type="paragraph" svg:x="0.0307in" svg:y="0.3028in" svg:width="7.0827in" svg:height="5.2165in" draw:z-index="1"><draw:image xlink:href="Pictures/10000201000004CF000003E81E6AA62896F3CBC8.png" xlink:type="simple" xlink:show="embed" xlink:actuate="onLoad"/></draw:frame>Z</text:p>
      <text:p text:style-name="P1"><draw:frame draw:style-name="fr3" draw:name="Image3" text:anchor-type="paragraph" svg:x="-0.0547in" svg:y="0.1382in" svg:width="7.4492in" svg:height="5.1425in" draw:z-index="2"><draw:image xlink:href="Pictures/10000201000004CF000003E822145D44DE82DDA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0:09:30.471155794</meta:creation-date>
    <dc:date>2017-10-25T13:34:02.249498909</dc:date>
    <meta:editing-duration>PT22H21M34S</meta:editing-duration>
    <meta:editing-cycles>1</meta:editing-cycles>
    <meta:document-statistic meta:table-count="0" meta:image-count="3" meta:object-count="0" meta:page-count="2" meta:paragraph-count="1" meta:word-count="1" meta:character-count="1" meta:non-whitespace-character-count="1"/>
    <meta:generator>LibreOffice/5.1.6.2$Linux_X86_64 LibreOffice_project/10m0$Build-2</meta:generator>
  </office:meta>
</office:document-meta>
</file>